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5.791cm" style:rel-column-width="37952*"/>
    </style:style>
    <style:style style:name="Tabella1.B" style:family="table-column">
      <style:table-column-properties style:column-width="4.209cm" style:rel-column-width="27583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89301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Verdana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20pt" style:font-weight-asian="normal" style:font-size-complex="20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2pt" fo:font-weight="normal" officeooo:rsid="005e18e9" officeooo:paragraph-rsid="005e18e9" style:font-size-asian="22pt" style:font-weight-asian="normal" style:font-size-complex="2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20" style:family="paragraph" style:parent-style-name="Standard">
      <style:text-properties officeooo:paragraph-rsid="005c8b59"/>
    </style:style>
    <style:style style:name="T1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get_objects(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/>
            <text:p text:style-name="P4">Cod. <text:placeholder text:placeholder-type="text">&lt;o.default_code or ''&gt;</text:placeholder><text:placeholder text:placeholder-type="text">&lt;setLang('it_IT')&gt;</text:placeholder></text:p>
            <text:p text:style-name="P8"/>
            <text:p text:style-name="P5"><text:placeholder text:placeholder-type="text">&lt;o.name&gt;</text:placeholder></text:p>
            <text:p text:style-name="P5"/>
            <text:p text:style-name="P6"><draw:frame draw:style-name="fr1" draw:name="image:asimage(o.default_photo or False)" text:anchor-type="as-char" style:rel-width="100%" svg:height="5.687cm" draw:z-index="0"><draw:text-box fo:min-height="58%" fo:min-width="5.595cm"><text:p text:style-name="Frame_20_contents"/></draw:text-box></draw:frame></text:p>
          </table:table-cell>
          <table:table-cell table:style-name="Tabella1.A1" office:value-type="string">
            <text:p text:style-name="P9"/>
            <text:p text:style-name="P7">Listino </text:p>
            <text:p text:style-name="P10"><text:placeholder text:placeholder-type="text">&lt;formatLang(o.lst_price or 0)&gt;</text:placeholder></text:p>
            <text:p text:style-name="P11">SCONTO <text:span text:style-name="T1">50%</text:span></text:p>
            <text:p text:style-name="P12"/>
            <text:p text:style-name="P14"><text:placeholder text:placeholder-type="text">&lt;formatLang(o.lst_price * 0.5)&gt;</text:placeholder></text:p>
            <text:p text:style-name="P15">+ iva 22%</text:p>
            <text:p text:style-name="P12"/>
            <text:p text:style-name="P13"><text:placeholder text:placeholder-type="text">&lt;formatLang(o.lst_price * 0.5 * 1.22)&gt;</text:placeholder></text:p>
            <text:p text:style-name="P15"><text:s/>iva inclusa</text:p>
            <text:p text:style-name="P16"/>
            <text:p text:style-name="P17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18"/>
          </table:table-cell>
        </table:table-row>
      </table:table>
      <text:p text:style-name="P3"><text:placeholder text:placeholder-type="text">&lt;if test="o.id != objects[-1].id"&gt;</text:placeholder></text:p>
      <text:p text:style-name="P3"><text:soft-page-break/></text:p>
      <text:p text:style-name="P19"><text:s/></text:p>
      <text:p text:style-name="P3"><text:placeholder text:placeholder-type="text">&lt;/if&gt;</text:placeholder></text:p>
      <text:p text:style-name="P2"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10T15:07:51.470877660</dc:date>
    <dc:creator>thebrush </dc:creator>
    <meta:editing-duration>PT18H49M4S</meta:editing-duration>
    <meta:editing-cycles>118</meta:editing-cycles>
    <meta:document-statistic meta:table-count="1" meta:image-count="0" meta:object-count="0" meta:page-count="3" meta:paragraph-count="16" meta:word-count="34" meta:character-count="268" meta:non-whitespace-character-count="244"/>
  </office:meta>
</office:document-meta>
</file>